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Noto Sans1" svg:font-family="'Noto Sans'" style:font-adornments="Bold" style:font-family-generic="swiss" style:font-pitch="variable"/>
    <style:font-face style:name="Noto Sans2" svg:font-family="'Noto Sans'" style:font-adornments="Bold Italic" style:font-family-generic="swiss" style:font-pitch="variable"/>
    <style:font-face style:name="Noto Sans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GLOSSARIO" style:family="table">
      <style:table-properties style:width="6.7396in" fo:margin-left="-0.0375in" table:align="left"/>
    </style:style>
    <style:style style:name="GLOSSARIO.A" style:family="table-column">
      <style:table-column-properties style:column-width="1.7188in"/>
    </style:style>
    <style:style style:name="GLOSSARIO.B" style:family="table-column">
      <style:table-column-properties style:column-width="1.6667in"/>
    </style:style>
    <style:style style:name="GLOSSARIO.C" style:family="table-column">
      <style:table-column-properties style:column-width="1.6771in"/>
    </style:style>
    <style:style style:name="GLOSSARIO.A1" style:family="table-cell">
      <style:table-cell-properties fo:padding="0.0382in" fo:border-left="0.05pt solid #000000" fo:border-right="none" fo:border-top="0.05pt solid #000000" fo:border-bottom="0.05pt solid #000000"/>
    </style:style>
    <style:style style:name="GLOSSARIO.D1" style:family="table-cell">
      <style:table-cell-properties fo:padding="0.0382in" fo:border="0.05pt solid #000000"/>
    </style:style>
    <style:style style:name="GLOSSARIO.A2" style:family="table-cell">
      <style:table-cell-properties fo:padding="0.0382in" fo:border-left="0.05pt solid #000000" fo:border-right="none" fo:border-top="none" fo:border-bottom="0.05pt solid #000000"/>
    </style:style>
    <style:style style:name="GLOSSARIO.D2" style:family="table-cell">
      <style:table-cell-properties fo:padding="0.0382in" fo:border-left="0.05pt solid #000000" fo:border-right="0.05pt solid #000000" fo:border-top="none" fo:border-bottom="0.05pt solid #000000"/>
    </style:style>
    <style:style style:name="GLOSSARIO.10" style:family="table-row">
      <style:table-row-properties style:min-row-height="0.2708in"/>
    </style:style>
    <style:style style:name="P1" style:family="paragraph" style:parent-style-name="Title">
      <style:text-properties officeooo:paragraph-rsid="001e1ff3"/>
    </style:style>
    <style:style style:name="P2" style:family="paragraph" style:parent-style-name="Text_20_body">
      <style:text-properties officeooo:paragraph-rsid="001dfc35"/>
    </style:style>
    <style:style style:name="P3" style:family="paragraph" style:parent-style-name="Text_20_body">
      <style:text-properties officeooo:paragraph-rsid="001e1ff3"/>
    </style:style>
    <style:style style:name="P4" style:family="paragraph" style:parent-style-name="Text_20_body">
      <style:text-properties officeooo:rsid="001fc55d" officeooo:paragraph-rsid="001fc55d"/>
    </style:style>
    <style:style style:name="P5" style:family="paragraph" style:parent-style-name="Text_20_body">
      <style:text-properties fo:color="#000000" officeooo:rsid="00342cf4" officeooo:paragraph-rsid="00432242"/>
    </style:style>
    <style:style style:name="P6" style:family="paragraph" style:parent-style-name="Text_20_body">
      <style:text-properties fo:color="#000000" officeooo:rsid="003a84e1" officeooo:paragraph-rsid="003a84e1"/>
    </style:style>
    <style:style style:name="P7" style:family="paragraph" style:parent-style-name="Text_20_body">
      <style:text-properties fo:color="#000000" officeooo:rsid="00412739" officeooo:paragraph-rsid="00412739"/>
    </style:style>
    <style:style style:name="P8" style:family="paragraph" style:parent-style-name="Text_20_body">
      <style:text-properties fo:color="#000000" officeooo:rsid="004141d0" officeooo:paragraph-rsid="004141d0"/>
    </style:style>
    <style:style style:name="P9" style:family="paragraph" style:parent-style-name="Text_20_body">
      <style:paragraph-properties fo:text-align="start" style:justify-single-word="false"/>
      <style:text-properties fo:color="#000000" officeooo:rsid="004141d0" officeooo:paragraph-rsid="004141d0"/>
    </style:style>
    <style:style style:name="P10" style:family="paragraph" style:parent-style-name="Text_20_body">
      <style:paragraph-properties fo:text-align="start" style:justify-single-word="false"/>
      <style:text-properties fo:color="#000000" officeooo:rsid="00432242" officeooo:paragraph-rsid="00432242"/>
    </style:style>
    <style:style style:name="P11" style:family="paragraph" style:parent-style-name="Text_20_body">
      <style:text-properties fo:color="#000000" officeooo:rsid="0044d108" officeooo:paragraph-rsid="0044d108"/>
    </style:style>
    <style:style style:name="P12" style:family="paragraph" style:parent-style-name="Text_20_body">
      <style:text-properties fo:color="#000000" officeooo:rsid="00488ee7" officeooo:paragraph-rsid="00488ee7"/>
    </style:style>
    <style:style style:name="P13" style:family="paragraph" style:parent-style-name="Text_20_body">
      <style:text-properties fo:color="#000000" officeooo:rsid="0049737e" officeooo:paragraph-rsid="0049737e"/>
    </style:style>
    <style:style style:name="P14" style:family="paragraph" style:parent-style-name="Text_20_body">
      <style:text-properties fo:color="#000000" officeooo:rsid="004af0cf" officeooo:paragraph-rsid="004af0cf"/>
    </style:style>
    <style:style style:name="P15" style:family="paragraph" style:parent-style-name="Text_20_body">
      <style:text-properties fo:color="#000000" officeooo:rsid="004af0cf" officeooo:paragraph-rsid="004b1e35"/>
    </style:style>
    <style:style style:name="P16" style:family="paragraph" style:parent-style-name="Text_20_body">
      <style:text-properties fo:color="#000000" officeooo:rsid="004cc9b6" officeooo:paragraph-rsid="004cc9b6"/>
    </style:style>
    <style:style style:name="P17" style:family="paragraph" style:parent-style-name="Text_20_body">
      <style:text-properties fo:color="#000000" officeooo:rsid="004da34b" officeooo:paragraph-rsid="004da34b"/>
    </style:style>
    <style:style style:name="P18" style:family="paragraph" style:parent-style-name="Subtitle">
      <style:text-properties officeooo:paragraph-rsid="001fc55d"/>
    </style:style>
    <style:style style:name="P19" style:family="paragraph" style:parent-style-name="Table_20_Contents">
      <style:text-properties officeooo:rsid="000d2f62" officeooo:paragraph-rsid="0032ef32"/>
    </style:style>
    <style:style style:name="P20" style:family="paragraph" style:parent-style-name="Table_20_Contents">
      <style:text-properties officeooo:rsid="000fa86e" officeooo:paragraph-rsid="0032ef32"/>
    </style:style>
    <style:style style:name="P21" style:family="paragraph" style:parent-style-name="Table_20_Contents">
      <style:text-properties officeooo:rsid="000d3a1f" officeooo:paragraph-rsid="0032ef32"/>
    </style:style>
    <style:style style:name="P22" style:family="paragraph" style:parent-style-name="Table_20_Contents">
      <style:text-properties officeooo:rsid="0017804a" officeooo:paragraph-rsid="0032ef32"/>
    </style:style>
    <style:style style:name="P23" style:family="paragraph" style:parent-style-name="Table_20_Contents">
      <style:text-properties officeooo:rsid="0010e434" officeooo:paragraph-rsid="0032ef32"/>
    </style:style>
    <style:style style:name="P24" style:family="paragraph" style:parent-style-name="Table_20_Contents">
      <style:text-properties officeooo:rsid="00aa566b" officeooo:paragraph-rsid="0032ef32"/>
    </style:style>
    <style:style style:name="P25" style:family="paragraph" style:parent-style-name="Table_20_Contents">
      <style:text-properties officeooo:rsid="0012bf6f" officeooo:paragraph-rsid="0032ef32"/>
    </style:style>
    <style:style style:name="P26" style:family="paragraph" style:parent-style-name="Table_20_Contents">
      <style:text-properties officeooo:rsid="00113ac5" officeooo:paragraph-rsid="0032ef32"/>
    </style:style>
    <style:style style:name="P27" style:family="paragraph" style:parent-style-name="Table_20_Contents">
      <style:text-properties officeooo:paragraph-rsid="0032ef32"/>
    </style:style>
    <style:style style:name="P28" style:family="paragraph" style:parent-style-name="Table_20_Contents">
      <style:text-properties officeooo:rsid="0032ef32" officeooo:paragraph-rsid="0032ef32"/>
    </style:style>
    <style:style style:name="P29" style:family="paragraph" style:parent-style-name="Table_20_Contents">
      <style:text-properties officeooo:rsid="00342cf4" officeooo:paragraph-rsid="00342cf4"/>
    </style:style>
    <style:style style:name="P30" style:family="paragraph" style:parent-style-name="Standard">
      <style:text-properties officeooo:rsid="00342cf4" officeooo:paragraph-rsid="004ef063"/>
    </style:style>
    <style:style style:name="P31" style:family="paragraph" style:parent-style-name="Text_20_body" style:list-style-name="L1">
      <style:paragraph-properties fo:text-align="start" style:justify-single-word="false"/>
      <style:text-properties officeooo:paragraph-rsid="001dfc35"/>
    </style:style>
    <style:style style:name="P32" style:family="paragraph" style:parent-style-name="Text_20_body" style:list-style-name="L2">
      <style:paragraph-properties fo:text-align="start" style:justify-single-word="false"/>
      <style:text-properties officeooo:paragraph-rsid="001dfc35"/>
    </style:style>
    <style:style style:name="P33" style:family="paragraph" style:parent-style-name="Text_20_body" style:list-style-name="L3">
      <style:text-properties officeooo:paragraph-rsid="001e1ff3"/>
    </style:style>
    <style:style style:name="P34" style:family="paragraph" style:parent-style-name="Text_20_body">
      <style:text-properties fo:color="#000000" officeooo:rsid="00342cf4" officeooo:paragraph-rsid="004ef063"/>
    </style:style>
    <style:style style:name="P35" style:family="paragraph" style:parent-style-name="Text_20_body">
      <style:text-properties officeooo:paragraph-rsid="004f787d"/>
    </style:style>
    <style:style style:name="P36" style:family="paragraph" style:parent-style-name="Heading_20_1" style:list-style-name="">
      <style:text-properties officeooo:paragraph-rsid="001fc55d"/>
    </style:style>
    <style:style style:name="P37" style:family="paragraph" style:parent-style-name="Heading_20_1" style:list-style-name="">
      <style:text-properties officeooo:rsid="001dfc35" officeooo:paragraph-rsid="001dfc35"/>
    </style:style>
    <style:style style:name="P38" style:family="paragraph" style:parent-style-name="Heading_20_1" style:list-style-name="">
      <style:text-properties officeooo:rsid="001fc55d" officeooo:paragraph-rsid="001fc55d"/>
    </style:style>
    <style:style style:name="P39" style:family="paragraph" style:parent-style-name="Heading_20_1" style:list-style-name="">
      <style:paragraph-properties fo:break-before="page"/>
      <style:text-properties officeooo:rsid="001fc55d" officeooo:paragraph-rsid="001fc55d"/>
    </style:style>
    <style:style style:name="P40" style:family="paragraph" style:parent-style-name="Heading_20_1" style:list-style-name="">
      <style:paragraph-properties fo:break-before="page"/>
      <style:text-properties officeooo:paragraph-rsid="001fc55d"/>
    </style:style>
    <style:style style:name="P41" style:family="paragraph" style:parent-style-name="Heading_20_2">
      <style:text-properties officeooo:rsid="001e1ff3" officeooo:paragraph-rsid="001e1ff3"/>
    </style:style>
    <style:style style:name="P42" style:family="paragraph" style:parent-style-name="Heading_20_2">
      <style:text-properties officeooo:rsid="004f787d" officeooo:paragraph-rsid="004f787d"/>
    </style:style>
    <style:style style:name="P43" style:family="paragraph" style:parent-style-name="Heading_20_2">
      <style:text-properties fo:color="#000000" officeooo:rsid="003a84e1" officeooo:paragraph-rsid="004f787d"/>
    </style:style>
    <style:style style:name="P44" style:family="paragraph" style:parent-style-name="Heading_20_2" style:master-page-name="">
      <style:paragraph-properties style:page-number="auto" fo:break-before="auto" fo:break-after="auto"/>
      <style:text-properties officeooo:rsid="00097e43" officeooo:paragraph-rsid="004ef063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097e43" officeooo:paragraph-rsid="0032ef32" style:font-weight-asian="bold" style:font-weight-complex="bold"/>
    </style:style>
    <style:style style:name="T1" style:family="text">
      <style:text-properties officeooo:rsid="00219e1d"/>
    </style:style>
    <style:style style:name="T2" style:family="text">
      <style:text-properties fo:color="#ce181e"/>
    </style:style>
    <style:style style:name="T3" style:family="text">
      <style:text-properties fo:color="#ce181e" officeooo:rsid="0029e631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ce181e" style:text-underline-style="solid" style:text-underline-width="auto" style:text-underline-color="font-color" fo:font-weight="bold" officeooo:rsid="0044d108" style:font-weight-asian="bold" style:font-weight-complex="bold"/>
    </style:style>
    <style:style style:name="T7" style:family="text">
      <style:text-properties officeooo:rsid="0032ef32"/>
    </style:style>
    <style:style style:name="T8" style:family="text">
      <style:text-properties officeooo:rsid="009d17b6"/>
    </style:style>
    <style:style style:name="T9" style:family="text">
      <style:text-properties officeooo:rsid="00113ac5"/>
    </style:style>
    <style:style style:name="T10" style:family="text">
      <style:text-properties officeooo:rsid="00115d87"/>
    </style:style>
    <style:style style:name="T11" style:family="text">
      <style:text-properties officeooo:rsid="0010e434"/>
    </style:style>
    <style:style style:name="T12" style:family="text">
      <style:text-properties officeooo:rsid="00146452"/>
    </style:style>
    <style:style style:name="T13" style:family="text">
      <style:text-properties officeooo:rsid="0034a1a2"/>
    </style:style>
    <style:style style:name="T14" style:family="text">
      <style:text-properties officeooo:rsid="003524a7"/>
    </style:style>
    <style:style style:name="T15" style:family="text">
      <style:text-properties officeooo:rsid="004141d0"/>
    </style:style>
    <style:style style:name="T16" style:family="text">
      <style:text-properties style:use-window-font-color="true" fo:font-weight="normal" style:font-weight-asian="normal" style:font-weight-complex="normal"/>
    </style:style>
    <style:style style:name="T17" style:family="text">
      <style:text-properties style:use-window-font-color="true" fo:font-weight="normal" officeooo:rsid="00432242" style:font-weight-asian="normal" style:font-weight-complex="normal"/>
    </style:style>
    <style:style style:name="T18" style:family="text">
      <style:text-properties style:use-window-font-color="true" fo:font-weight="normal" officeooo:rsid="0044d108" style:font-weight-asian="normal" style:font-weight-complex="normal"/>
    </style:style>
    <style:style style:name="T19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20" style:family="text">
      <style:text-properties officeooo:rsid="00432242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03524a7" style:font-weight-asian="bold" style:font-weight-complex="bold"/>
    </style:style>
    <style:style style:name="T23" style:family="text">
      <style:text-properties officeooo:rsid="004b1e35"/>
    </style:style>
    <style:style style:name="T24" style:family="text">
      <style:text-properties fo:color="#000000"/>
    </style:style>
    <style:style style:name="T25" style:family="text">
      <style:text-properties fo:color="#000000" officeooo:rsid="004ef063"/>
    </style:style>
    <style:style style:name="T26" style:family="text">
      <style:text-properties fo:color="#000000" fo:font-weight="bold" style:font-weight-asian="bold" style:font-weight-complex="bold"/>
    </style:style>
    <style:style style:name="T27" style:family="text">
      <style:text-properties officeooo:rsid="004ef063"/>
    </style:style>
    <style:style style:name="T28" style:family="text">
      <style:text-properties officeooo:rsid="004f1a5d"/>
    </style:style>
    <style:style style:name="T29" style:family="text">
      <style:text-properties officeooo:rsid="004f787d"/>
    </style:style>
    <style:style style:name="T30" style:family="text">
      <style:text-properties officeooo:rsid="00502525"/>
    </style:style>
    <style:style style:name="T31" style:family="text">
      <style:text-properties officeooo:rsid="0050c993"/>
    </style:style>
    <style:style style:name="T32" style:family="text">
      <style:text-properties fo:color="#0066b3"/>
    </style:style>
    <style:style style:name="T3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blioteca</text:p>
      <text:p text:style-name="P18">Progetto di Basi di Dati 2017/2018</text:p>
      <text:h text:style-name="P37" text:outline-level="1"><text:bookmark-start text:name="__RefHeading___Toc211_1754952828"/><text:span text:style-name="T27">1. </text:span>Specifiche assegnate<text:bookmark-end text:name="__RefHeading___Toc211_1754952828"/></text:h>
      <text:h text:style-name="P41" text:outline-level="2"><text:span text:style-name="T27">1.1. </text:span>Requisiti testuali</text:h>
      <text:p text:style-name="P2">La Biblioteca rappresenta un semplice gestore di <text:span text:style-name="T26">catalogo bibliografico</text:span> online. Il catalogo conterrà una serie di <text:span text:style-name="T26">pubblicazioni</text:span>, ciascuna delle quali caratterizzata da un <text:span text:style-name="T26">titolo</text:span>, una l<text:span text:style-name="T33">ista di autori</text:span>, un <text:span text:style-name="T33">editore</text:span>, una serie di <text:span text:style-name="T33">metadati</text:span> (vedi dopo) e, opzionalmente, una <text:span text:style-name="T33">descrizione</text:span> <text:span text:style-name="T33">testuale</text:span> (sunto del contenuto o presentazione della pubblicazione), un <text:span text:style-name="T33">indice</text:span> (composto dai titoli dei vari <text:span text:style-name="T33">capitoli</text:span>/<text:span text:style-name="T33">sezioni</text:span> della pubblicazione, numerati e ordinati) e una serie di <text:span text:style-name="T33">sorgenti</text:span> tramite le quali poter accedere alla pubblicazione o a parti di essa. Ciascuna sorgente sarà caratterizzata da un <text:span text:style-name="T33">tipo</text:span>, una <text:span text:style-name="T33">URI</text:span>, da un <text:span text:style-name="T33">formato</text:span> e da una <text:span text:style-name="T33">descrizione</text:span>. Esempi di sorgenti valide potrebbero essere i seguenti:</text:p>
      <text:list xml:id="list861623084" text:style-name="L1">
        <text:list-item>
          <text:p text:style-name="P31">tipo=”immagine”, URI=”http://server.net/cover.jpg”, formato=”<text:span text:style-name="T1">yed</text:span>jpeg”, descrizione=”copertina”</text:p>
        </text:list-item>
        <text:list-item>
          <text:p text:style-name="P31">tipo=”download”, URI=”http://server.net/book.pdf”, formato=”application/pdf”,descrizione=”versione elettronica gratuita”</text:p>
        </text:list-item>
      </text:list>
      <text:list xml:id="list2155534604" text:style-name="L2">
        <text:list-item>
          <text:p text:style-name="P32">tipo=”acquisto”, URI=”http://www.amazon.it/xyz”, formato=”cartaceo, copertina rigida”, descrizione=”acquista online”</text:p>
        </text:list-item>
      </text:list>
      <text:p text:style-name="P2">Per quanto riguarda invece i metadati, questi saranno costituiti (almeno) dalle seguenti informazioni: codice <text:span text:style-name="T33">ISBN</text:span>, <text:span text:style-name="T33">numero di pagine</text:span>, <text:span text:style-name="T33">lingua</text:span>, <text:span text:style-name="T33">data di pubblicazione</text:span>, l<text:span text:style-name="T33">ista delle ristampe</text:span> (numero e data) e <text:span text:style-name="T33">parole chiave</text:span> identificative (zero o più).</text:p>
      <text:p text:style-name="P2">Ciascuna pubblicazione potrà essere associata a un certo numero di <text:span text:style-name="T33">recensioni</text:span> testuali, le quali dovranno anche indicare l’utente che le ha inserite e la data/ora dell’inserimento. Le recensioni saranno moderate, quindi è necessario prevedere un <text:span text:style-name="T33">flag</text:span> che indichi se la recensione è stata approvata oppure no dai moderatori. Infine, gli utenti potranno anche assegnare il loro <text:span text:style-name="T33">like</text:span> alle pubblicazioni, che quindi dovranno essere associate anche alla lista dei like ricevuti, con utente e data. Sarà inoltre necessario prevedere <text:soft-page-break/>opportune strutture per immagazzinare i dati dell’utenza. Il sistema, infatti, prevede due tipologie di <text:span text:style-name="T33">utenza</text:span>: attiva e passiva. Gli utenti potranno registrarsi nel sito fornendo</text:p>
      <text:p text:style-name="P2">i loro <text:span text:style-name="T33">dati anagrafici</text:span>, un indirizzo <text:span text:style-name="T33">email</text:span> (che verrà usato anche come username) e, ovviamente, la <text:span text:style-name="T33">password</text:span> scelta. Il livello di utenza iniziale sarà sempre quello passivo. Per tener traccia delle modifiche effettuate alla bibliografia dai vari utenti attivi, il sistema dovrà mantenere una “<text:span text:style-name="T33">storia</text:span>” di ciascuna <text:span text:style-name="T33">scheda bibliografica</text:span>. Ogni entry di tale storia conterrà un timestamp, il nome dell’utente e una descrizione della modifica. Potete scegliere voi il dettaglio di questa descrizione: di base, sono accettabili anche descrizioni del tipo “ha modificato la pubblicazione”, “ha inserito la pubblicazione”, “ha approvato una recensione dell’utente X”, ecc.</text:p>
      <text:p text:style-name="P2"/>
      <text:h text:style-name="P41" text:outline-level="2"><text:span text:style-name="T27">1.2. </text:span>Operazioni da realizzare</text:h>
      <text:list xml:id="list3690769233" text:style-name="L3">
        <text:list-item>
          <text:p text:style-name="P33">Modifica del livello di un utente (da attivo a passivo e viceversa).</text:p>
        </text:list-item>
        <text:list-item>
          <text:p text:style-name="P33">Estrazione elenco delle ultime dieci pubblicazioni inserite.</text:p>
        </text:list-item>
        <text:list-item>
          <text:p text:style-name="P33">Estrazione elenco delle pubblicazioni aggiornate di recente (ultimi 30 giorni).</text:p>
        </text:list-item>
        <text:list-item>
          <text:p text:style-name="P33">Estrazione elenco degli utenti più “collaborativi” (cioè quelli che hanno inserito più pubblicazioni).</text:p>
        </text:list-item>
        <text:list-item>
          <text:p text:style-name="P33">Estrazione elenco delle pubblicazioni inserite da un utente.</text:p>
        </text:list-item>
        <text:list-item>
          <text:p text:style-name="P33">Estrazione catalogo, cioè elenco di tutte le pubblicazioni con titolo, autori, editore e anno di pubblicazione, ordinato per titolo.</text:p>
        </text:list-item>
        <text:list-item>
          <text:p text:style-name="P33">Estrazione dati completi di una pubblicazione specifica dato il suo ID.</text:p>
        </text:list-item>
        <text:list-item>
          <text:p text:style-name="P33">Ricerca di pubblicazioni per ISBN, titolo, autore, e parole chiave.</text:p>
        </text:list-item>
        <text:list-item>
          <text:p text:style-name="P33">Inserimento di una recensione relativa a una pubblicazione.</text:p>
        </text:list-item>
        <text:list-item>
          <text:p text:style-name="P33"><text:s/>Approvazione o di una recensione (da parte del moderatore).</text:p>
        </text:list-item>
        <text:list-item>
          <text:p text:style-name="P33"><text:s/>Inserimento di un like relativo a una pubblicazione.</text:p>
        </text:list-item>
        <text:list-item>
          <text:p text:style-name="P33"><text:s/>Calcolo numero dei like per una pubblicazione.</text:p>
        </text:list-item>
        <text:list-item>
          <text:p text:style-name="P33"><text:s/>Estrazione elenco delle recensioni approvate per una pubblicazione.</text:p>
        </text:list-item>
        <text:list-item>
          <text:p text:style-name="P33"><text:s/>Estrazione elenco delle recensioni in attesa di approvazione.</text:p>
        </text:list-item>
        <text:list-item>
          <text:p text:style-name="P33"><text:soft-page-break/><text:s/>Estrazione log delle modifiche effettuare su una pubblicazione.</text:p>
        </text:list-item>
        <text:list-item>
          <text:p text:style-name="P33"><text:s/>Estrazione elenco delle pubblicazioni per le quali è disponibile un download.</text:p>
        </text:list-item>
        <text:list-item>
          <text:p text:style-name="P33"><text:s/>Estrazione della lista delle pubblicazioni in catalogo, ognuna con la data dell’ultima ristampa.</text:p>
        </text:list-item>
        <text:list-item>
          <text:p text:style-name="P33"><text:s/>Data una pubblicazione, restituire tutte le pubblicazioni del catalogo aventi gli stessi autori.</text:p>
        </text:list-item>
      </text:list>
      <text:p text:style-name="P3"/>
      <text:h text:style-name="P38" text:outline-level="1"/>
      <text:h text:style-name="P39" text:outline-level="1"><text:span text:style-name="T27">2. </text:span>Formalizzazione e analisi dei requisiti</text:h>
      <text:p text:style-name="P4"/>
      <text:h text:style-name="P44" text:outline-level="2"><text:span text:style-name="T25">2.1. I</text:span><text:span text:style-name="T24">ndividuazione dei concetti rilevanti</text:span></text:h>
      <text:p text:style-name="P35"><text:span text:style-name="T3">La modifica da attivo a passivo la possono effettuare soltanto gli utenti ATTIVI; finche’ un utente e’ passivo non si possono inserire pubblicazioni. Tutti gli utenti ATTIVI possono moderare le recensioni di qualsiasi pubblicazione; gli utenti non registrati POSSONO vedere le pubblicazioni. VISITATORE = UTENTE PASSIVO – {like, recensione}; UTENTE PASSIVO puo’ {like, inserimento recensione}; UTENTE ATTIVO puo’ {approvare/rifiutare recensioni, like, inserimento recensione, modifica ed inserimento pubblicazioni} </text:span></text:p>
      <text:p text:style-name="P35"><text:span text:style-name="T3"/></text:p>
      <table:table table:name="GLOSSARIO" table:style-name="GLOSSARIO">
        <table:table-column table:style-name="GLOSSARIO.A"/>
        <table:table-column table:style-name="GLOSSARIO.B"/>
        <table:table-column table:style-name="GLOSSARIO.C" table:number-columns-repeated="2"/>
        <table:table-row>
          <table:table-cell table:style-name="GLOSSARIO.A1" office:value-type="string">
            <text:p text:style-name="P45">TERMINE</text:p>
          </table:table-cell>
          <table:table-cell table:style-name="GLOSSARIO.A1" office:value-type="string">
            <text:p text:style-name="P45">DESCRIZIONE</text:p>
          </table:table-cell>
          <table:table-cell table:style-name="GLOSSARIO.A1" office:value-type="string">
            <text:p text:style-name="P45">SINONIMI</text:p>
          </table:table-cell>
          <table:table-cell table:style-name="GLOSSARIO.D1" office:value-type="string">
            <text:p text:style-name="P45">COLLEGAMENTI</text:p>
          </table:table-cell>
        </table:table-row>
        <table:table-row>
          <table:table-cell table:style-name="GLOSSARIO.A2" office:value-type="string">
            <text:p text:style-name="P19">Biblioteca</text:p>
          </table:table-cell>
          <table:table-cell table:style-name="GLOSSARIO.A2" office:value-type="string">
            <text:p text:style-name="P20">Collezione di pubblicazioni</text:p>
          </table:table-cell>
          <table:table-cell table:style-name="GLOSSARIO.A2" office:value-type="string">
            <text:p text:style-name="P21">Catalogo bibliografico</text:p>
          </table:table-cell>
          <table:table-cell table:style-name="GLOSSARIO.D2" office:value-type="string">
            <text:p text:style-name="P20"/>
          </table:table-cell>
        </table:table-row>
        <table:table-row>
          <table:table-cell table:style-name="GLOSSARIO.A2" office:value-type="string">
            <text:p text:style-name="P19">Pubblicazione</text:p>
          </table:table-cell>
          <table:table-cell table:style-name="GLOSSARIO.A2" office:value-type="string">
            <text:p text:style-name="P22">Testo divulgativo</text:p>
          </table:table-cell>
          <table:table-cell table:style-name="GLOSSARIO.A2" office:value-type="string">
            <text:p text:style-name="P27"/>
          </table:table-cell>
          <table:table-cell table:style-name="GLOSSARIO.D2" office:value-type="string">
            <text:p text:style-name="P20">Sorgente, Recensione, Like, <text:span text:style-name="T9">Indice, Utente</text:span></text:p>
          </table:table-cell>
        </table:table-row>
        <table:table-row>
          <table:table-cell table:style-name="GLOSSARIO.A2" office:value-type="string">
            <text:p text:style-name="P28">Metadati</text:p>
          </table:table-cell>
          <table:table-cell table:style-name="GLOSSARIO.A2" office:value-type="string">
            <text:p text:style-name="P28">Informazioni riguardanti una pubblicazione</text:p>
          </table:table-cell>
          <table:table-cell table:style-name="GLOSSARIO.A2" office:value-type="string">
            <text:p text:style-name="P24"/>
          </table:table-cell>
          <table:table-cell table:style-name="GLOSSARIO.D2" office:value-type="string">
            <text:p text:style-name="P25">Pu<text:span text:style-name="T30">b</text:span>blicazione</text:p>
          </table:table-cell>
        </table:table-row>
        <table:table-row>
          <table:table-cell table:style-name="GLOSSARIO.A2" office:value-type="string">
            <text:p text:style-name="P24">Ristampa</text:p>
          </table:table-cell>
          <table:table-cell table:style-name="GLOSSARIO.A2" office:value-type="string">
            <text:p text:style-name="P24"><text:span text:style-name="T7">Ris</text:span>tampa di una pubblicazione <text:s/><text:span text:style-name="T7">sotto una nuova veste tipografica</text:span></text:p>
          </table:table-cell>
          <table:table-cell table:style-name="GLOSSARIO.A2" office:value-type="string">
            <text:p text:style-name="P27"/>
          </table:table-cell>
          <table:table-cell table:style-name="GLOSSARIO.D2" office:value-type="string">
            <text:p text:style-name="P28">Pubblicazione, <text:span text:style-name="T30">Metadati</text:span></text:p>
          </table:table-cell>
        </table:table-row>
        <table:table-row>
          <table:table-cell table:style-name="GLOSSARIO.A2" office:value-type="string">
            <text:p text:style-name="P26">Indice</text:p>
          </table:table-cell>
          <table:table-cell table:style-name="GLOSSARIO.A2" office:value-type="string">
            <text:p text:style-name="P26">Elenco dei vari capitoli <text:span text:style-name="T10">numerato e ordinato</text:span></text:p>
          </table:table-cell>
          <table:table-cell table:style-name="GLOSSARIO.A2" office:value-type="string">
            <text:p text:style-name="P27"/>
          </table:table-cell>
          <table:table-cell table:style-name="GLOSSARIO.D2" office:value-type="string">
            <text:p text:style-name="P28">Pubblicazione</text:p>
          </table:table-cell>
        </table:table-row>
        <table:table-row>
          <table:table-cell table:style-name="GLOSSARIO.A2" office:value-type="string">
            <text:p text:style-name="P20">Autore</text:p>
          </table:table-cell>
          <table:table-cell table:style-name="GLOSSARIO.A2" office:value-type="string">
            <text:p text:style-name="P20">Chi ha scritto una pubblicazione</text:p>
          </table:table-cell>
          <table:table-cell table:style-name="GLOSSARIO.A2" office:value-type="string">
            <text:p text:style-name="P27"/>
          </table:table-cell>
          <table:table-cell table:style-name="GLOSSARIO.D2" office:value-type="string">
            <text:p text:style-name="P26">Pubblicazione, <text:span text:style-name="T30">Metadati</text:span></text:p>
          </table:table-cell>
        </table:table-row>
        <table:table-row>
          <table:table-cell table:style-name="GLOSSARIO.A2" office:value-type="string">
            <text:p text:style-name="P20">Editore</text:p>
          </table:table-cell>
          <table:table-cell table:style-name="GLOSSARIO.A2" office:value-type="string">
            <text:p text:style-name="P20">Chi ha <text:span text:style-name="T11">prodotto la pubblicazione</text:span></text:p>
          </table:table-cell>
          <table:table-cell table:style-name="GLOSSARIO.A2" office:value-type="string">
            <text:p text:style-name="P27"/>
          </table:table-cell>
          <table:table-cell table:style-name="GLOSSARIO.D2" office:value-type="string">
            <text:p text:style-name="P26">Pubblicazione, <text:span text:style-name="T30">Metadati</text:span></text:p>
          </table:table-cell>
        </table:table-row>
        <table:table-row>
          <table:table-cell table:style-name="GLOSSARIO.A2" office:value-type="string">
            <text:p text:style-name="P19">Sorgente</text:p>
          </table:table-cell>
          <table:table-cell table:style-name="GLOSSARIO.A2" office:value-type="string">
            <text:p text:style-name="P28">Risorse collegate ad una pubblicazione</text:p>
          </table:table-cell>
          <table:table-cell table:style-name="GLOSSARIO.A2" office:value-type="string">
            <text:p text:style-name="P27"/>
          </table:table-cell>
          <table:table-cell table:style-name="GLOSSARIO.D2" office:value-type="string">
            <text:p text:style-name="P28">Pubblicazione, <text:span text:style-name="T30">Metadati</text:span></text:p>
          </table:table-cell>
        </table:table-row>
        <text:soft-page-break/>
        <table:table-row table:style-name="GLOSSARIO.10">
          <table:table-cell table:style-name="GLOSSARIO.A2" office:value-type="string">
            <text:p text:style-name="P19">Recensione</text:p>
          </table:table-cell>
          <table:table-cell table:style-name="GLOSSARIO.A2" office:value-type="string">
            <text:p text:style-name="P23">Opinione di un utente su una pubblicazione</text:p>
          </table:table-cell>
          <table:table-cell table:style-name="GLOSSARIO.A2" office:value-type="string">
            <text:p text:style-name="P27"/>
          </table:table-cell>
          <table:table-cell table:style-name="GLOSSARIO.D2" office:value-type="string">
            <text:p text:style-name="P23"><text:span text:style-name="T7">P</text:span>ubblicazione, <text:span text:style-name="T30">Utente</text:span></text:p>
          </table:table-cell>
        </table:table-row>
        <table:table-row table:style-name="GLOSSARIO.10">
          <table:table-cell table:style-name="GLOSSARIO.A2" office:value-type="string">
            <text:p text:style-name="P19">Like</text:p>
          </table:table-cell>
          <table:table-cell table:style-name="GLOSSARIO.A2" office:value-type="string">
            <text:p text:style-name="P23">Gradimento di un utente per una <text:span text:style-name="T7">p</text:span>ubblicazione</text:p>
          </table:table-cell>
          <table:table-cell table:style-name="GLOSSARIO.A2" office:value-type="string">
            <text:p text:style-name="P27"/>
          </table:table-cell>
          <table:table-cell table:style-name="GLOSSARIO.D2" office:value-type="string">
            <text:p text:style-name="P23">Pubblicazione, <text:span text:style-name="T12">Utente</text:span></text:p>
          </table:table-cell>
        </table:table-row>
        <table:table-row table:style-name="GLOSSARIO.10">
          <table:table-cell table:style-name="GLOSSARIO.A2" office:value-type="string">
            <text:p text:style-name="P19">Utente</text:p>
          </table:table-cell>
          <table:table-cell table:style-name="GLOSSARIO.A2" office:value-type="string">
            <text:p text:style-name="P22">Persona che <text:span text:style-name="T7">interagisce col sistema</text:span></text:p>
          </table:table-cell>
          <table:table-cell table:style-name="GLOSSARIO.A2" office:value-type="string">
            <text:p text:style-name="P22">Moderatore, utente attivo,utente passivo</text:p>
          </table:table-cell>
          <table:table-cell table:style-name="GLOSSARIO.D2" office:value-type="string">
            <text:p text:style-name="P23">Storico, <text:span text:style-name="T12">Pubblicazione, Recensione, Like</text:span></text:p>
          </table:table-cell>
        </table:table-row>
        <table:table-row table:style-name="GLOSSARIO.10">
          <table:table-cell table:style-name="GLOSSARIO.A2" office:value-type="string">
            <text:p text:style-name="P19">Storico </text:p>
          </table:table-cell>
          <table:table-cell table:style-name="GLOSSARIO.A2" office:value-type="string">
            <text:p text:style-name="P28">Registro delle modifiche effettuate sui metadati di una pubblicazione</text:p>
          </table:table-cell>
          <table:table-cell table:style-name="GLOSSARIO.A2" office:value-type="string">
            <text:p text:style-name="P29">Storia</text:p>
          </table:table-cell>
          <table:table-cell table:style-name="GLOSSARIO.D2" office:value-type="string">
            <text:p text:style-name="P25">Utente, <text:span text:style-name="T31">Pubblicazione</text:span></text:p>
          </table:table-cell>
        </table:table-row>
      </table:table>
      <text:p text:style-name="P30"><text:span text:style-name="T24"/></text:p>
      <text:h text:style-name="Heading_20_2" text:outline-level="2"><text:span text:style-name="T24"/></text:h>
      <text:h text:style-name="Heading_20_2" text:outline-level="2"/>
      <text:h text:style-name="Heading_20_2" text:outline-level="2"><text:span text:style-name="T27">2.2. G</text:span>lossario dei termini</text:h>
      <text:h text:style-name="Heading_20_2" text:outline-level="2"><text:span text:style-name="T27">2.3 R</text:span>istrutturazione dei requisiti</text:h>
      <text:p text:style-name="Text_20_body"/>
      <text:p text:style-name="Text_20_body"/>
      <text:p text:style-name="Text_20_body"/>
      <text:p text:style-name="Text_20_body"/>
      <text:p text:style-name="Text_20_body"/>
      <text:h text:style-name="P36" text:outline-level="1"/>
      <text:h text:style-name="P40" text:outline-level="1"><text:span text:style-name="T27">3. Progettazione concettuale mediante modello ER</text:span></text:h>
      <text:h text:style-name="Heading_20_2" text:outline-level="2"><text:span text:style-name="T28">3.1. Individuazione delle entita’</text:span></text:h>
      <text:h text:style-name="Heading_20_2" text:outline-level="2"><text:span text:style-name="T28">3.2. Schema concettuale risultante</text:span></text:h>
      <text:h text:style-name="Heading_20_2" text:outline-level="2"><text:span text:style-name="T28">3.3. Tabella delle entita’</text:span></text:h>
      <text:h text:style-name="Heading_20_2" text:outline-level="2"><text:span text:style-name="T28">3.4. Tabelle delle relazioni</text:span></text:h>
      <text:h text:style-name="Heading_20_2" text:outline-level="2"/>
      <text:p text:style-name="P34"/>
      <text:h text:style-name="P38" text:outline-level="1"/>
      <text:h text:style-name="P39" text:outline-level="1"><text:span text:style-name="T27">4. </text:span>Formalizzazione dei vincoli non espressi tramite il modello ER</text:h>
      <text:h text:style-name="P42" text:outline-level="2">4.1. Vincoli associati al modello ER risultante</text:h>
      <text:h text:style-name="Heading_20_2" text:outline-level="2">4.2. Vincoli e regole derivate</text:h>
      <text:p text:style-name="Text_20_body"/>
      <text:h text:style-name="P38" text:outline-level="1"/>
      <text:h text:style-name="P39" text:outline-level="1"><text:span text:style-name="T27">5. </text:span>Ristrutturazione e ottimizzazione del modello ER</text:h>
      <text:h text:style-name="Heading_20_2" text:outline-level="2"><text:span text:style-name="T29">5.1. A</text:span>nalisi dei volumi <text:span text:style-name="T13">e tavola delle operazioni</text:span></text:h>
      <text:h text:style-name="Heading_20_2" text:outline-level="2"><text:span text:style-name="T29">5.2. Ristrutturazione dello schema ER</text:span></text:h>
      <text:h text:style-name="Heading_20_2" text:outline-level="2"><text:span text:style-name="T29">5.3. Analisi delle ridondanze</text:span></text:h>
      <text:h text:style-name="Heading_20_2" text:outline-level="2"><text:span text:style-name="T29">5.4. Schema ER risultante ottimizzato</text:span></text:h>
      <text:h text:style-name="Heading_20_2" text:outline-level="2"/>
      <text:h text:style-name="Heading_20_2" text:outline-level="2"/>
      <text:h text:style-name="P38" text:outline-level="1"/>
      <text:h text:style-name="P39" text:outline-level="1"><text:span text:style-name="T27">6. </text:span>Traduzione del modello ER in modello relazionale</text:h>
      <text:h text:style-name="P43" text:outline-level="2"><text:span text:style-name="T29">6.1. V</text:span>incoli di integrita’ referenziale</text:h>
      <text:p text:style-name="P6"/>
      <text:p text:style-name="P5"><text:span text:style-name="T20">Utente(</text:span><text:span text:style-name="T22">id_utente</text:span><text:span text:style-name="T14">, email, password, tipo, num_inserimenti);</text:span></text:p>
      <text:p text:style-name="P7"><text:span text:style-name="T20">Anagrafica</text:span>(<text:span text:style-name="T5">id_utente</text:span>, nome, cognome, cf, data_nascita, luogo_nascita, nazionalita);</text:p>
      <text:p text:style-name="P9"><text:span text:style-name="T20">Pubblicazione</text:span>(id_pubblicazione, titolo, <text:span text:style-name="T19">data_inserimento, data_ultima_modifica, categoria, </text:span><text:span text:style-name="T17">categoria, </text:span><text:span text:style-name="T16">num_like, </text:span><text:span text:style-name="T18">rif_inserimento</text:span><text:span text:style-name="T17">);</text:span></text:p>
      <text:p text:style-name="P10"><text:span text:style-name="T16">Metadati(</text:span><text:span text:style-name="T6">id_pubblicazione</text:span><text:span text:style-name="T18">, edizione, data_pubblicazione, parole_chiave, isbn, num_pagine, lingua, sinossi);</text:span></text:p>
      <text:p text:style-name="P12">Autore(<text:span text:style-name="T21">id_autore</text:span>, nome, cognome);</text:p>
      <text:p text:style-name="P12">Capitolo(<text:span text:style-name="T5">id_pubblicazione</text:span>, titolo, descrizione, num_capitolo);</text:p>
      <text:p text:style-name="P12">Versione_Stampa(<text:span text:style-name="T5">id_pubblicazione</text:span>, num_copie, data_stampa);</text:p>
      <text:p text:style-name="P13">Risorse(<text:span text:style-name="T21">id_risorsa</text:span>, <text:span text:style-name="T5">id_mediatype</text:span>, uri, descrizione);</text:p>
      <text:p text:style-name="P13">Mediatype(<text:span text:style-name="T21">id_mediatype</text:span>, tipo, formato);</text:p>
      <text:p text:style-name="P13"/>
      <text:p text:style-name="P15">Recensione(<text:span text:style-name="T5">id_utente, id_pubblicazione</text:span>, stato, data, testo);</text:p>
      <text:p text:style-name="P15"><text:span text:style-name="T23">Gradimento</text:span>(<text:span text:style-name="T5">id_utente, id_pubblicazione</text:span>, data);</text:p>
      <text:p text:style-name="P16">Log(<text:span text:style-name="T5">id_utente, id_pubblicazione</text:span>, data, descrizione, operazione);</text:p>
      <text:p text:style-name="P16">Attribuzione(<text:span text:style-name="T5">id_pubblicazione, id_autore</text:span>);</text:p>
      <text:p text:style-name="P17">Link(<text:span text:style-name="T5">id_pubblicazione, id_risorsa</text:span>);</text:p>
      <text:p text:style-name="P16"/>
      <text:p text:style-name="P14"/>
      <text:p text:style-name="P14"/>
      <text:p text:style-name="P12"/>
      <text:p text:style-name="P8">VINCOLI </text:p>
      <text:p text:style-name="P7"><text:soft-page-break/><text:span text:style-name="T15">(vincolo di dominio) </text:span>ANAGRAFICA → le informazioni sull’anagrafica di un utente devono essere univoche, altrimenti si potrebbe inserire una stessa persona piu’ volte; <text:span text:style-name="T15">basta imporre un vincolo sul codice fiscale che, date due persone distinte, deve necessariamente essere diverso.</text:span></text:p>
      <text:p text:style-name="P7"/>
      <text:p text:style-name="P11">(vincolo di dominio) METADATI → le informazioni sui metadati di una pubblicazione devono essere univoche, altrimenti sarebbe possibile inserire una pubblicazione piu’ volte; e’ sufficiente imporre un vincolo sull’isbn, poiche’ esso identifica una ed una sola pubblicazione, distinguendo persino edizioni diverse di una stess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Noto Sans1" svg:font-family="'Noto Sans'" style:font-adornments="Bold" style:font-family-generic="swiss" style:font-pitch="variable"/>
    <style:font-face style:name="Noto Sans2" svg:font-family="'Noto Sans'" style:font-adornments="Bold Italic" style:font-family-generic="swiss" style:font-pitch="variable"/>
    <style:font-face style:name="Noto Sans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oto Sans" fo:font-family="'Noto Sans'" style:font-style-name="Regular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text-align="justify" style:justify-single-word="false"/>
      <style:text-properties style:font-name="Noto Sans" fo:font-family="'Noto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style-name="Regular" style:font-family-generic="swiss" style:font-pitch="variable"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style:font-name="Noto Sans1" fo:font-family="'Noto Sans'" style:font-style-name="Bold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style:font-name="Noto Sans" fo:font-family="'Noto Sans'" style:font-style-name="Regular" style:font-family-generic="swiss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729fcf"/>
      <style:paragraph-properties fo:margin-top="0.1665in" fo:margin-bottom="0.0835in" loext:contextual-spacing="false" style:page-number="auto" fo:background-color="transparent" style:shadow="none" text:number-lines="true" text:line-number="0">
        <style:tab-stops/>
      </style:paragraph-properties>
      <style:text-properties style:font-name="Noto Sans1" fo:font-family="'Noto Sans'" style:font-style-name="Bold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loext:graphic-properties draw:fill="none"/>
      <style:paragraph-properties fo:margin-top="0.139in" fo:margin-bottom="0.0835in" loext:contextual-spacing="false" fo:background-color="transparent">
        <style:tab-stops/>
      </style:paragraph-properties>
      <style:text-properties style:font-name="Noto Sans1" fo:font-family="'Noto Sans'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Noto Sans1" fo:font-family="'Noto Sans'" style:font-style-name="Bold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style:font-name="Noto Sans2" fo:font-family="'Noto Sans'" style:font-style-name="Bold Italic" style:font-family-generic="swiss" style:font-pitch="variable" fo:font-size="95%" fo:font-style="italic" fo:font-weight="bold" style:font-size-asian="95%" style:font-style-asian="italic" style:font-weight-asian="normal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style:font-name="Noto Sans1" fo:font-family="'Noto Sans'" style:font-style-name="Bold" style:font-family-generic="swiss" style:font-pitch="variable"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style:font-name="Noto Sans2" fo:font-family="'Noto Sans'" style:font-style-name="Bold Italic" style:font-family-generic="swiss" style:font-pitch="variable" fo:font-size="85%" fo:font-style="italic" fo:font-weight="bold" style:font-size-asian="85%" style:font-style-asian="italic" style:font-weight-asian="normal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style:font-name="Noto Sans1" fo:font-family="'Noto Sans'" style:font-style-name="Bold" style:font-family-generic="swiss" style:font-pitch="variable"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style:font-name="Noto Sans2" fo:font-family="'Noto Sans'" style:font-style-name="Bold Italic" style:font-family-generic="swiss" style:font-pitch="variable" fo:font-size="80%" fo:font-style="italic" fo:font-weight="bold" style:font-size-asian="80%" style:font-style-asian="italic" style:font-weight-asian="normal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style:font-name="Noto Sans1" fo:font-family="'Noto Sans'" style:font-style-name="Bold" style:font-family-generic="swiss" style:font-pitch="variable"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style:font-name="Noto Sans1" fo:font-family="'Noto Sans'" style:font-style-name="Bold" style:font-family-generic="swiss" style:font-pitch="variable"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  <style:text-properties style:font-name="Noto Sans" fo:font-family="'Noto Sans'" style:font-style-name="Regular" style:font-family-generic="swiss" style:font-pitch="variable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Noto Sans" fo:font-family="'Noto Sans'" style:font-style-name="Regular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13:21:01.974379744</meta:creation-date>
    <dc:date>2018-06-23T12:14:05.262711799</dc:date>
    <meta:editing-duration>PT3H33M1S</meta:editing-duration>
    <meta:editing-cycles>12</meta:editing-cycles>
    <meta:generator>LibreOffice/6.0.1.1$Linux_X86_64 LibreOffice_project/00m0$Build-1</meta:generator>
    <meta:document-statistic meta:table-count="1" meta:image-count="0" meta:object-count="0" meta:page-count="10" meta:paragraph-count="109" meta:word-count="1006" meta:character-count="7820" meta:non-whitespace-character-count="6930"/>
  </office:meta>
</office:document-meta>
</file>